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7.438cm"/>
    </style:style>
    <style:style style:name="gr2" style:family="graphic" style:parent-style-name="standard">
      <style:graphic-properties svg:stroke-width="0.106cm" svg:stroke-color="#729fcf" draw:marker-start-width="0.359cm" draw:marker-end-width="0.359cm" draw:fill-color="#ffffff" draw:textarea-horizontal-align="justify" draw:textarea-vertical-align="middle" draw:auto-grow-height="false" fo:min-height="0.909cm" fo:min-width="3.205cm" fo:padding-top="0.178cm" fo:padding-bottom="0.178cm" fo:padding-left="0.303cm" fo:padding-right="0.303cm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0.452cm" fo:min-width="37.982cm" fo:padding-top="0.204cm" fo:padding-bottom="0.204cm" fo:padding-left="0.329cm" fo:padding-right="0.329cm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655cm" fo:min-width="8.708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.655cm" fo:min-width="9.342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702cm" fo:min-width="12.835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1.655cm" fo:min-width="7.12cm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1.655cm" fo:min-width="6.802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1.565cm"/>
    </style:style>
    <style:style style:name="gr12" style:family="graphic" style:parent-style-name="standard">
      <style:graphic-properties draw:textarea-horizontal-align="justify" draw:textarea-vertical-align="middle" draw:auto-grow-height="false" fo:min-height="0.702cm" fo:min-width="15.375cm"/>
    </style:style>
    <style:style style:name="gr13" style:family="graphic" style:parent-style-name="standard">
      <style:graphic-properties draw:fill-color="#ea7500" draw:textarea-horizontal-align="justify" draw:textarea-vertical-align="middle" draw:auto-grow-height="false" fo:min-height="0.703cm" fo:min-width="5.215cm"/>
    </style:style>
    <style:style style:name="gr14" style:family="graphic" style:parent-style-name="standard">
      <style:graphic-properties draw:fill-color="#fdc38a" draw:textarea-horizontal-align="justify" draw:textarea-vertical-align="middle" draw:auto-grow-height="false" fo:min-height="1.02cm" fo:min-width="4.262cm"/>
    </style:style>
    <style:style style:name="gr15" style:family="graphic" style:parent-style-name="standard">
      <style:graphic-properties svg:stroke-color="#000000" draw:fill-color="#808080" draw:textarea-horizontal-align="justify" draw:textarea-vertical-align="middle" draw:auto-grow-height="false" fo:min-height="0.776cm" fo:min-width="4.58cm"/>
    </style:style>
    <style:style style:name="gr16" style:family="graphic" style:parent-style-name="standard">
      <style:graphic-properties svg:stroke-color="#000000" draw:fill-color="#b2b2b2" draw:textarea-horizontal-align="justify" draw:textarea-vertical-align="middle" draw:auto-grow-height="false" fo:min-height="2.607cm" fo:min-width="4.58cm"/>
    </style:style>
    <style:style style:name="gr17" style:family="graphic" style:parent-style-name="standard">
      <style:graphic-properties svg:stroke-color="#000000" draw:fill-color="#808080" draw:textarea-horizontal-align="justify" draw:textarea-vertical-align="middle" draw:auto-grow-height="false" fo:min-height="1.973cm" fo:min-width="4.58cm"/>
    </style:style>
    <style:style style:name="gr18" style:family="graphic" style:parent-style-name="standard">
      <style:graphic-properties svg:stroke-color="#000000" draw:fill-color="#808080" draw:textarea-horizontal-align="justify" draw:textarea-vertical-align="middle" draw:auto-grow-height="false" fo:min-height="2.29cm" fo:min-width="4.58cm"/>
    </style:style>
    <style:style style:name="gr19" style:family="graphic" style:parent-style-name="standard">
      <style:graphic-properties svg:stroke-color="#000000" draw:fill-color="#729fcf" draw:textarea-horizontal-align="justify" draw:textarea-vertical-align="middle" draw:auto-grow-height="false" fo:min-height="1.337cm" fo:min-width="4.58cm"/>
    </style:style>
    <style:style style:name="gr20" style:family="graphic" style:parent-style-name="standard">
      <style:graphic-properties svg:stroke-color="#000000" draw:fill-color="#808080" draw:textarea-horizontal-align="justify" draw:textarea-vertical-align="middle" draw:auto-grow-height="false" fo:min-height="1.411cm" fo:min-width="4.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65cm"/>
      <style:paragraph-properties style:writing-mode="lr-tb"/>
    </style:style>
    <style:style style:name="gr22" style:family="graphic" style:parent-style-name="standard">
      <style:graphic-properties svg:stroke-color="#000000" draw:fill-color="#fdc38a" draw:textarea-horizontal-align="justify" draw:textarea-vertical-align="middle" draw:auto-grow-height="false" fo:min-height="1.338cm" fo:min-width="4.58cm"/>
    </style:style>
    <style:style style:name="gr23" style:family="graphic" style:parent-style-name="standard">
      <style:graphic-properties draw:fill-color="#808080" draw:textarea-horizontal-align="justify" draw:textarea-vertical-align="middle" draw:auto-grow-height="false" fo:min-height="0.703cm" fo:min-width="8.07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8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70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3" style:family="graphic" style:parent-style-name="standard">
      <style:graphic-properties svg:stroke-color="#000000" draw:fill-color="#ff8000" draw:textarea-horizontal-align="justify" draw:textarea-vertical-align="middle" draw:auto-grow-height="false" fo:min-height="1.338cm" fo:min-width="4.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0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02cm" fo:min-width="15.6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42cm"/>
      <style:paragraph-properties style:writing-mode="lr-tb"/>
    </style:style>
    <style:style style:name="gr3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1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35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5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8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9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01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5" style:family="graphic" style:parent-style-name="standard">
      <style:graphic-properties svg:stroke-color="#000000" draw:fill-color="#808080" draw:textarea-horizontal-align="justify" draw:textarea-vertical-align="middle" draw:auto-grow-height="false" fo:min-height="1.02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ea7500"/>
      <style:paragraph-properties fo:text-align="center"/>
    </style:style>
    <style:style style:name="P7" style:family="paragraph">
      <loext:graphic-properties draw:fill-color="#fdc38a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ff00" loext:opacity="100%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8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color="#355269" loext:opacity="100%" fo:font-size="26pt" fo:font-weight="bold"/>
    </style:style>
    <style:style style:name="P14" style:family="paragraph">
      <loext:graphic-properties draw:fill="none" draw:fill-color="#ffffff"/>
    </style:style>
    <style:style style:name="T1" style:family="text">
      <style:text-properties fo:color="#ffff00" loext:opacity="100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55269" loext:opacity="100%"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8cm" svg:height="1.27cm" svg:x="11.825cm" svg:y="14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77.469cm" svg:y="32.384cm">
          <text:p/>
          <draw:enhanced-geometry svg:viewBox="0 0 88 21600" draw:glue-points="44 ?f6 44 0 0 10800 44 21600 88 10800" draw:text-areas="0 ?f6 88 ?f3" draw:type="can" draw:modifiers="4839.034627492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.81cm" svg:height="1.905cm" svg:x="77.469cm" svg:y="32.384cm">
          <text:p/>
          <draw:enhanced-geometry svg:viewBox="0 0 88 21600" draw:glue-points="44 ?f6 44 0 0 10800 44 21600 88 10800" draw:text-areas="0 ?f6 88 ?f3" draw:type="can" draw:modifiers="4839.034627492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38.64cm" svg:height="20.86cm" svg:x="1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5cm" svg:y1="3.173cm" svg:x2="34.02cm" svg:y2="3.173cm">
          <text:p/>
        </draw:line>
        <draw:line draw:style-name="gr4" draw:text-style-name="P3" draw:layer="layout" svg:x1="7.35cm" svg:y1="8.302cm" svg:x2="34.02cm" svg:y2="8.302cm">
          <text:p/>
        </draw:line>
        <draw:line draw:style-name="gr4" draw:text-style-name="P3" draw:layer="layout" svg:x1="7.35cm" svg:y1="10.525cm" svg:x2="34.02cm" svg:y2="10.525cm">
          <text:p/>
        </draw:line>
        <draw:line draw:style-name="gr5" draw:text-style-name="P3" draw:layer="layout" svg:x1="7.35cm" svg:y1="13.065cm" svg:x2="34.02cm" svg:y2="13.065cm">
          <text:p/>
        </draw:line>
        <draw:custom-shape draw:style-name="gr6" draw:text-style-name="P4" draw:layer="layout" svg:width="9.208cm" svg:height="1.905cm" svg:x="8.302cm" svg:y="6.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842cm" svg:height="1.905cm" svg:x="19.733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3.335cm" svg:height="0.952cm" svg:x="14.017cm" svg:y="8.9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62cm" svg:height="1.905cm" svg:x="8.62cm" svg:y="10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02cm" svg:height="1.905cm" svg:x="17.193cm" svg:y="10.8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2.065cm" svg:height="1.27cm" svg:x="9.572cm" svg:y="13.3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.875cm" svg:height="0.952cm" svg:x="10.525cm" svg:y="18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715cm" svg:height="0.953cm" svg:x="14.335cm" svg:y="19.7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762cm" svg:height="1.27cm" svg:x="28.94cm" svg:y="16.5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5.08cm" svg:height="1.026cm" svg:x="2.27cm" svg:y="3.1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08cm" svg:height="2.857cm" svg:x="2.27cm" svg:y="5.4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2.223cm" svg:x="2.27cm" svg:y="8.3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08cm" svg:height="2.54cm" svg:x="2.27cm" svg:y="10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8cm" svg:height="1.587cm" svg:x="2.27cm" svg:y="13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08cm" svg:height="1.661cm" svg:x="2.27cm" svg:y="1.512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4.265cm" svg:height="1.673cm" svg:x="2.607cm" svg:y="1.549cm">
          <draw:text-box>
            <text:p><text:span text:style-name="T1"><text:s text:c="4"/></text:span><text:span text:style-name="T1">Mailings </text:span></text:p>
            <text:p><text:span text:style-name="T1">Generator</text:span></text:p>
          </draw:text-box>
        </draw:frame>
        <draw:custom-shape draw:style-name="gr22" draw:text-style-name="P7" draw:layer="layout" svg:width="5.08cm" svg:height="1.588cm" svg:x="2.27cm" svg:y="16.2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8.572cm" svg:height="0.953cm" svg:x="18.145cm" svg:y="1.903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5.011cm" svg:height="0.962cm" svg:x="18.78cm" svg:y="1.903cm">
          <draw:text-box>
            <text:p><text:span text:style-name="T1">StartMailings.sh</text:span></text:p>
          </draw:text-box>
        </draw:frame>
        <draw:frame draw:style-name="gr25" draw:text-style-name="P10" draw:layer="layout" svg:width="4.762cm" svg:height="2.384cm" svg:x="8.937cm" svg:y="6.236cm">
          <draw:text-box>
            <text:p>Mailing Files</text:p>
            <text:p>Template Files</text:p>
          </draw:text-box>
        </draw:frame>
        <draw:frame draw:style-name="gr26" draw:text-style-name="P10" draw:layer="layout" svg:width="8.89cm" svg:height="2.384cm" svg:x="20.367cm" svg:y="5.918cm">
          <draw:text-box>
            <text:p>Derived Mailings Commands</text:p>
            <text:p>Compose, Originate</text:p>
          </draw:text-box>
        </draw:frame>
        <draw:frame draw:style-name="gr27" draw:text-style-name="P10" draw:layer="layout" svg:width="3.389cm" svg:height="2.384cm" svg:x="3.008cm" svg:y="5.762cm">
          <draw:text-box>
            <text:p>Mailings</text:p>
            <text:p>Or</text:p>
            <text:p>Templates</text:p>
          </draw:text-box>
        </draw:frame>
        <draw:frame draw:style-name="gr28" draw:text-style-name="P10" draw:layer="layout" svg:width="3.465cm" svg:height="0.962cm" svg:x="2.905cm" svg:y="16.557cm">
          <draw:text-box>
            <text:p>Sending</text:p>
          </draw:text-box>
        </draw:frame>
        <draw:frame draw:style-name="gr29" draw:text-style-name="P9" draw:layer="layout" svg:width="9.917cm" svg:height="1.27cm" svg:x="16.557cm" svg:y="8.937cm">
          <draw:text-box>
            <text:p><text:span text:style-name="T1">Gnus, Menus, Dblocks</text:span></text:p>
          </draw:text-box>
        </draw:frame>
        <draw:frame draw:style-name="gr30" draw:text-style-name="P9" draw:layer="layout" svg:width="4.409cm" svg:height="1.673cm" svg:x="9.608cm" svg:y="10.842cm">
          <draw:text-box>
            <text:p><text:span text:style-name="T1">To: Cc: Bcc: </text:span></text:p>
            <text:p><text:span text:style-name="T1">Specifications</text:span></text:p>
          </draw:text-box>
        </draw:frame>
        <draw:frame draw:style-name="gr31" draw:text-style-name="P10" draw:layer="layout" svg:width="4.202cm" svg:height="1.111cm" svg:x="13.065cm" svg:y="15.129cm">
          <draw:text-box>
            <text:p>b:mtdt:bbdb3</text:p>
          </draw:text-box>
        </draw:frame>
        <draw:frame draw:style-name="gr32" draw:text-style-name="P10" draw:layer="layout" svg:width="10.16cm" svg:height="0.962cm" svg:x="9.89cm" svg:y="13.382cm">
          <draw:text-box>
            <text:p>List of entries in <text:s/>BBDB / EBDB</text:p>
          </draw:text-box>
        </draw:frame>
        <draw:custom-shape draw:style-name="gr33" draw:text-style-name="P11" draw:layer="layout" svg:width="5.08cm" svg:height="1.588cm" svg:x="2.27cm" svg:y="17.827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4.349cm" svg:height="0.945cm" svg:x="2.587cm" svg:y="18.145cm">
          <draw:text-box>
            <text:p><text:span text:style-name="T2"><text:s/></text:span><text:span text:style-name="T2">Distributions</text:span></text:p>
          </draw:text-box>
        </draw:frame>
        <draw:custom-shape draw:style-name="gr35" draw:text-style-name="P1" draw:layer="layout" svg:width="16.192cm" svg:height="1.27cm" svg:x="10.525cm" svg:y="16.24cm">
          <text:p/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14.942cm" svg:height="0.962cm" svg:x="11.477cm" svg:y="16.557cm">
          <draw:text-box>
            <text:p>Invokation of CurrentMailing With currentRecipients</text:p>
          </draw:text-box>
        </draw:frame>
        <draw:line draw:style-name="gr5" draw:text-style-name="P3" draw:layer="layout" svg:x1="7.35cm" svg:y1="1.586cm" svg:x2="34.02cm" svg:y2="1.586cm">
          <text:p/>
        </draw:line>
        <draw:line draw:style-name="gr37" draw:text-style-name="P3" draw:layer="layout" svg:x1="35.29cm" svg:y1="2.27cm" svg:x2="37.83cm" svg:y2="2.27cm">
          <text:p/>
        </draw:line>
        <draw:line draw:style-name="gr37" draw:text-style-name="P3" draw:layer="layout" svg:x1="37.83cm" svg:y1="2.27cm" svg:x2="37.83cm" svg:y2="18.78cm">
          <text:p/>
        </draw:line>
        <draw:line draw:style-name="gr37" draw:text-style-name="P3" draw:layer="layout" svg:x1="35.29cm" svg:y1="2.27cm" svg:x2="35.29cm" svg:y2="16.24cm">
          <text:p/>
        </draw:line>
        <draw:line draw:style-name="gr37" draw:text-style-name="P3" draw:layer="layout" svg:x1="35.29cm" svg:y1="16.24cm" svg:x2="37.83cm" svg:y2="18.78cm">
          <text:p/>
        </draw:line>
        <draw:frame draw:style-name="gr38" draw:text-style-name="P13" draw:layer="layout" svg:width="1.031cm" svg:height="14.601cm" svg:x="35.607cm" svg:y="4.224cm">
          <draw:text-box>
            <text:p><text:span text:style-name="T3"><text:s/></text:span><text:span text:style-name="T3">MARMEE-QMAIL</text:span></text:p>
            <text:p><text:span text:style-name="T3"/></text:p>
          </draw:text-box>
        </draw:frame>
        <draw:custom-shape draw:style-name="gr23" draw:text-style-name="P5" draw:layer="layout" svg:width="8.572cm" svg:height="0.953cm" svg:x="7.668cm" svg:y="1.903cm">
          <text:p/>
          <draw:enhanced-geometry svg:viewBox="0 0 21600 21600" draw:type="rectangle" draw:enhanced-path="M 0 0 L 21600 0 21600 21600 0 21600 0 0 Z N"/>
        </draw:custom-shape>
        <draw:frame draw:style-name="gr39" draw:text-style-name="P9" draw:layer="layout" svg:width="4.096cm" svg:height="0.962cm" svg:x="10.208cm" svg:y="1.894cm">
          <draw:text-box>
            <text:p><text:span text:style-name="T1">LcntProc.sh</text:span></text:p>
          </draw:text-box>
        </draw:frame>
        <draw:frame draw:style-name="gr40" draw:text-style-name="P10" draw:layer="layout" svg:width="2.858cm" svg:height="2.384cm" svg:x="14.652cm" svg:y="6.236cm">
          <draw:text-box>
            <text:p>.mail</text:p>
            <text:p>.orgMsg</text:p>
          </draw:text-box>
        </draw:frame>
        <draw:frame draw:style-name="gr41" draw:text-style-name="P10" draw:layer="layout" svg:width="3.762cm" svg:height="1.905cm" svg:x="2.905cm" svg:y="8.62cm">
          <draw:text-box>
            <text:p>Interactive</text:p>
            <text:p>Invokations</text:p>
          </draw:text-box>
        </draw:frame>
        <draw:frame draw:style-name="gr42" draw:text-style-name="P10" draw:layer="layout" svg:width="4.443cm" svg:height="1.673cm" svg:x="2.587cm" svg:y="11.16cm">
          <draw:text-box>
            <text:p>Recipients</text:p>
            <text:p>RecipientsList</text:p>
          </draw:text-box>
        </draw:frame>
        <draw:frame draw:style-name="gr43" draw:text-style-name="P10" draw:layer="layout" svg:width="3.457cm" svg:height="1.673cm" svg:x="19.133cm" svg:y="11.074cm">
          <draw:text-box>
            <text:p>Current</text:p>
            <text:p>Recipients</text:p>
          </draw:text-box>
        </draw:frame>
        <draw:line draw:style-name="gr5" draw:text-style-name="P3" draw:layer="layout" svg:x1="7.35cm" svg:y1="14.652cm" svg:x2="34.02cm" svg:y2="14.652cm">
          <text:p/>
        </draw:line>
        <draw:frame draw:style-name="gr44" draw:text-style-name="P10" draw:layer="layout" svg:width="2.966cm" svg:height="1.673cm" svg:x="30.771cm" svg:y="6.08cm">
          <draw:text-box>
            <text:p>Selected</text:p>
            <text:p>Mailing</text:p>
          </draw:text-box>
        </draw:frame>
        <draw:line draw:style-name="gr5" draw:text-style-name="P3" draw:layer="layout" svg:x1="7.35cm" svg:y1="21.002cm" svg:x2="34.02cm" svg:y2="21.002cm">
          <text:p/>
        </draw:line>
        <draw:custom-shape draw:style-name="gr19" draw:text-style-name="P8" draw:layer="layout" svg:width="5.08cm" svg:height="1.587cm" svg:x="2.27cm" svg:y="14.652cm">
          <text:p/>
          <draw:enhanced-geometry svg:viewBox="0 0 21600 21600" draw:type="rectangle" draw:enhanced-path="M 0 0 L 21600 0 21600 21600 0 21600 0 0 Z N"/>
        </draw:custom-shape>
        <draw:frame draw:style-name="gr45" draw:text-style-name="P10" draw:layer="layout" svg:width="4.765cm" svg:height="0.962cm" svg:x="2.587cm" svg:y="14.96cm">
          <draw:text-box>
            <text:p>Address Books</text:p>
          </draw:text-box>
        </draw:frame>
        <draw:frame draw:style-name="gr46" draw:text-style-name="P10" draw:layer="layout" svg:width="3.288cm" svg:height="1.114cm" svg:x="2.905cm" svg:y="13.382cm">
          <draw:text-box>
            <text:p>Names</text:p>
          </draw:text-box>
        </draw:frame>
        <draw:line draw:style-name="gr5" draw:text-style-name="P3" draw:layer="layout" svg:x1="7.35cm" svg:y1="16.24cm" svg:x2="34.02cm" svg:y2="16.24cm">
          <text:p/>
        </draw:line>
        <draw:frame draw:style-name="gr47" draw:text-style-name="P10" draw:layer="layout" svg:width="3.779cm" svg:height="0.962cm" svg:x="29.257cm" svg:y="16.865cm">
          <draw:text-box>
            <text:p>send:extent</text:p>
          </draw:text-box>
        </draw:frame>
        <draw:custom-shape draw:style-name="gr33" draw:text-style-name="P11" draw:layer="layout" svg:width="5.08cm" svg:height="1.588cm" svg:x="2.27cm" svg:y="19.415cm">
          <text:p/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4.693cm" svg:height="1.673cm" svg:x="2.905cm" svg:y="19.415cm">
          <draw:text-box>
            <text:p>BISOS</text:p>
            <text:p>Dist Machinary</text:p>
          </draw:text-box>
        </draw:frame>
        <draw:frame draw:style-name="gr49" draw:text-style-name="P10" draw:layer="layout" svg:width="13.494cm" svg:height="0.962cm" svg:x="12.112cm" svg:y="18.135cm">
          <draw:text-box>
            <text:p>Invokation of CurrentMailing and recipientsList</text:p>
          </draw:text-box>
        </draw:frame>
        <draw:line draw:style-name="gr5" draw:text-style-name="P3" draw:layer="layout" svg:x1="7.35cm" svg:y1="19.415cm" svg:x2="34.02cm" svg:y2="19.415cm">
          <text:p/>
        </draw:line>
        <draw:line draw:style-name="gr5" draw:text-style-name="P3" draw:layer="layout" svg:x1="7.35cm" svg:y1="17.827cm" svg:x2="34.02cm" svg:y2="17.827cm">
          <text:p/>
        </draw:line>
        <draw:frame draw:style-name="gr50" draw:text-style-name="P10" draw:layer="layout" svg:width="2.441cm" svg:height="0.962cm" svg:x="16.339cm" svg:y="19.732cm">
          <draw:text-box>
            <text:p>Dist.sh</text:p>
          </draw:text-box>
        </draw:frame>
        <draw:frame draw:style-name="gr51" draw:text-style-name="P13" draw:layer="layout" svg:width="1.031cm" svg:height="16.651cm" svg:x="36.799cm" svg:y="3.861cm">
          <draw:text-box>
            <text:p><text:span text:style-name="T3"><text:s/></text:span><text:span text:style-name="T3">Sender &amp; Tracker</text:span></text:p>
          </draw:text-box>
        </draw:frame>
        <draw:frame draw:style-name="gr52" draw:text-style-name="P14" draw:layer="layout" svg:width="4.02cm" svg:height="0.962cm" svg:x="2.905cm" svg:y="3.213cm">
          <draw:text-box>
            <text:p>Mailing Files</text:p>
          </draw:text-box>
        </draw:frame>
        <draw:line draw:style-name="gr4" draw:text-style-name="P3" draw:layer="layout" svg:x1="7.35cm" svg:y1="5.445cm" svg:x2="34.02cm" svg:y2="5.445cm">
          <text:p/>
        </draw:line>
        <draw:frame draw:style-name="gr53" draw:text-style-name="P14" draw:layer="layout" svg:width="3.072cm" svg:height="1.279cm" svg:x="9.358cm" svg:y="3.222cm">
          <draw:text-box>
            <text:p>PlainText</text:p>
          </draw:text-box>
        </draw:frame>
        <draw:frame draw:style-name="gr54" draw:text-style-name="P14" draw:layer="layout" svg:width="2.758cm" svg:height="0.962cm" svg:x="13.7cm" svg:y="3.213cm">
          <draw:text-box>
            <text:p>OrgMsg</text:p>
          </draw:text-box>
        </draw:frame>
        <draw:frame draw:style-name="gr52" draw:text-style-name="P14" draw:layer="layout" svg:width="1.806cm" svg:height="0.962cm" svg:x="18.462cm" svg:y="3.222cm">
          <draw:text-box>
            <text:p>Html</text:p>
          </draw:text-box>
        </draw:frame>
        <draw:frame draw:style-name="gr52" draw:text-style-name="P14" draw:layer="layout" svg:width="3.812cm" svg:height="0.962cm" svg:x="21.955cm" svg:y="3.222cm">
          <draw:text-box>
            <text:p>LaTeX-Html</text:p>
          </draw:text-box>
        </draw:frame>
        <draw:custom-shape draw:style-name="gr55" draw:text-style-name="P5" draw:layer="layout" svg:width="5.08cm" svg:height="1.27cm" svg:x="2.27cm" svg:y="4.175cm">
          <text:p/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2.331cm" svg:height="0.962cm" svg:x="3.749cm" svg:y="4.492cm">
          <draw:text-box>
            <text:p>Derive</text:p>
          </draw:text-box>
        </draw:frame>
        <draw:line draw:style-name="gr4" draw:text-style-name="P3" draw:layer="layout" svg:x1="7.35cm" svg:y1="4.175cm" svg:x2="34.02cm" svg:y2="4.175cm">
          <text:p/>
        </draw:line>
        <draw:frame draw:style-name="gr52" draw:text-style-name="P14" draw:layer="layout" svg:width="14.654cm" svg:height="0.962cm" svg:x="10.793cm" svg:y="4.175cm">
          <draw:text-box>
            <text:p>Derivation of MailingCommands From MailingFil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23:25:51.079703301</meta:creation-date>
    <dc:date>2023-10-15T14:09:32.619143204</dc:date>
    <meta:editing-duration>PT1H36M51S</meta:editing-duration>
    <meta:editing-cycles>24</meta:editing-cycles>
    <meta:generator>LibreOffice/7.0.4.2$Linux_X86_64 LibreOffice_project/00$Build-2</meta:generator>
    <meta:print-date>2023-10-13T11:37:09.045770864</meta:print-date>
    <meta:document-statistic meta:object-count="76"/>
  </office:meta>
</office:document-meta>
</file>